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ingbats" svg:font-family="Dingbats" style:font-pitch="variable" style:font-charset="x-symbol"/>
    <style:font-face style:name="OpenSymbol" svg:font-family="OpenSymbol"/>
    <style:font-face style:name="StarSymbol" svg:font-family="StarSymbol"/>
    <style:font-face style:name="Monospace1" svg:font-family="Monospace" style:font-pitch="fixed"/>
    <style:font-face style:name="Monospace" svg:font-family="Monospace" style:font-adornments="Normal" style:font-pitch="fixed"/>
    <style:font-face style:name="DejaVu Sans Mono" svg:font-family="'DejaVu Sans Mono'" style:font-family-generic="modern" style:font-pitch="fixed"/>
    <style:font-face style:name="FreeSerif" svg:font-family="Free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hangeHistory" style:family="table">
      <style:table-properties style:width="16.999cm" table:align="margins"/>
    </style:style>
    <style:style style:name="ChangeHistory.A" style:family="table-column">
      <style:table-column-properties style:column-width="2.351cm" style:rel-column-width="9064*"/>
    </style:style>
    <style:style style:name="ChangeHistory.B" style:family="table-column">
      <style:table-column-properties style:column-width="4.029cm" style:rel-column-width="15532*"/>
    </style:style>
    <style:style style:name="ChangeHistory.C" style:family="table-column">
      <style:table-column-properties style:column-width="10.619cm" style:rel-column-width="40939*"/>
    </style:style>
    <style:style style:name="ChangeHistory.A1" style:family="table-cell">
      <style:table-cell-properties fo:padding="0.097cm" fo:border-left="0.002cm solid #000000" fo:border-right="none" fo:border-top="0.002cm solid #000000" fo:border-bottom="0.002cm solid #000000"/>
    </style:style>
    <style:style style:name="ChangeHistory.C1" style:family="table-cell">
      <style:table-cell-properties fo:padding="0.097cm" fo:border="0.002cm solid #000000"/>
    </style:style>
    <style:style style:name="ChangeHistory.A2" style:family="table-cell">
      <style:table-cell-properties fo:padding="0.097cm" fo:border-left="0.002cm solid #000000" fo:border-right="none" fo:border-top="none" fo:border-bottom="0.002cm solid #000000"/>
    </style:style>
    <style:style style:name="ChangeHistory.C2" style:family="table-cell">
      <style:table-cell-properties fo:padding="0.097cm" fo:border-left="0.002cm solid #000000" fo:border-right="0.002cm solid #000000" fo:border-top="none" fo:border-bottom="0.002cm solid #000000"/>
    </style:style>
    <style:style style:name="ChangeHistory.A4" style:family="table-cell" style:data-style-name="N37">
      <style:table-cell-properties fo:padding="0.097cm" fo:border-left="0.002cm solid #000000" fo:border-right="none" fo:border-top="none" fo:border-bottom="0.002cm solid #000000"/>
    </style:style>
    <style:style style:name="P1" style:family="paragraph" style:parent-style-name="Text_20_body">
      <style:paragraph-properties fo:text-align="start"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break-before="page"/>
    </style:style>
    <style:style style:name="P4" style:family="paragraph" style:parent-style-name="Table_20_Contents">
      <style:paragraph-properties fo:text-align="justify" style:justify-single-word="false"/>
      <style:text-properties style:font-name="FreeSerif" fo:font-size="11pt" style:font-size-asian="10.5pt"/>
    </style:style>
    <style:style style:name="P5" style:family="paragraph" style:parent-style-name="Standard" style:master-page-name="Standard">
      <style:paragraph-properties style:page-number="auto"/>
    </style:style>
    <style:style style:name="P6" style:family="paragraph" style:parent-style-name="Text_20_body" style:list-style-name="L2"/>
    <style:style style:name="P7" style:family="paragraph" style:parent-style-name="Text_20_body">
      <style:paragraph-properties>
        <style:tab-stops>
          <style:tab-stop style:position="4.477cm"/>
        </style:tab-stops>
      </style:paragraph-properties>
    </style:style>
    <style:style style:name="P8" style:family="paragraph" style:parent-style-name="Heading_20_1">
      <style:paragraph-properties fo:break-before="page"/>
    </style:style>
    <style:style style:name="P9" style:family="paragraph" style:parent-style-name="Remarque" style:list-style-name="L2"/>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3">
      <style:paragraph-properties>
        <style:tab-stops>
          <style:tab-stop style:position="16cm" style:type="right" style:leader-style="dotted" style:leader-text="."/>
        </style:tab-stops>
      </style:paragraph-properties>
    </style:style>
    <style:style style:name="P12" style:family="paragraph" style:parent-style-name="Table_20_Contents">
      <style:paragraph-properties fo:text-align="justify" style:justify-single-word="false"/>
      <style:text-properties style:font-name="FreeSerif" fo:font-size="11pt" style:font-size-asian="10.5pt"/>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List" style:list-style-name="L1">
      <style:paragraph-properties>
        <style:tab-stops>
          <style:tab-stop style:position="3.792cm"/>
        </style:tab-stops>
      </style:paragraph-properties>
    </style:style>
    <style:style style:name="T1" style:family="text">
      <style:text-properties style:font-name="Dingbats" style:font-name-asian="Dingbats" style:font-name-complex="Dingbats"/>
    </style:style>
    <style:style style:name="T2" style:family="text">
      <style:text-properties fo:font-weight="bold" style:font-weight-asian="bold" style:font-weight-complex="bold"/>
    </style:style>
    <style:style style:name="T3" style:family="text">
      <style:text-properties fo:color="#323232" style:font-name="Monospace1" fo:font-size="10pt" style:font-name-asian="Monospace1" style:font-size-asian="10pt" style:font-name-complex="Monospace1" style:font-size-complex="10pt"/>
    </style:style>
    <style:style style:name="T4" style:family="text">
      <style:text-properties fo:color="#323232" style:font-name="Monospace1" fo:font-size="10pt" style:text-underline-style="none" style:font-name-asian="Monospace1" style:font-size-asian="10pt" style:font-name-complex="Monospace1" style:font-size-complex="10pt"/>
    </style:style>
    <style:style style:name="T5" style:family="text">
      <style:text-properties fo:font-style="italic" style:font-style-asian="italic" style:font-style-complex="italic"/>
    </style:style>
    <style:style style:name="T6" style:family="text"/>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QL extension</text:p>
      <text:p text:style-name="Subtitle">User document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Send comments about this document to: <text:span text:style-name="Source_20_Text">bpajot@bluexml.com</text:span></text:p>
      <text:p text:style-name="Text_20_body"/>
      <text:p text:style-name="P2"><text:span text:style-name="Emphasis"><text:date style:data-style-name="N76" text:date-value="2009-08-18T11:39:35">August 18, 2009</text:date></text:span></text:p>
      <text:p text:style-name="P3"><text:span text:style-name="Strong_20_Emphasis"/></text:p>
      <text:p text:style-name="P3"/>
      <text:p text:style-name="Text_20_body"/>
      <text:p text:style-name="Text_20_body"/>
      <text:table-of-content text:style-name="Sect1" text:protected="true" text:name="Table des matières2">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Contents_20_Heading">Contents</text:p>
          </text:index-title>
          <text:p text:style-name="P10">History<text:tab/>4</text:p>
          <text:p text:style-name="P10">Getting Started<text:tab/>5</text:p>
          <text:p text:style-name="P13">Database Configuration Prerequisites<text:tab/>5</text:p>
          <text:p text:style-name="P13">Module Installation<text:tab/>5</text:p>
          <text:p text:style-name="P13">Module Configuration<text:tab/>5</text:p>
          <text:p text:style-name="P13">Debugging Information<text:tab/>5</text:p>
          <text:p text:style-name="P10">Model Generation<text:tab/>6</text:p>
          <text:p text:style-name="P13">Database Object Mapping<text:tab/>6</text:p>
          <text:p text:style-name="P11">Core mapping<text:tab/>6</text:p>
          <text:p text:style-name="P11">Aspected classes<text:tab/>6</text:p>
          <text:p text:style-name="P11">Inheritance<text:tab/>6</text:p>
          <text:p text:style-name="P13">Customizing the name-mapping<text:tab/>7</text:p>
          <text:p text:style-name="P10">Querying<text:tab/>7</text:p>
          <text:p text:style-name="P13">Webscripts<text:tab/>7</text:p>
          <text:p text:style-name="P11">selectnodes<text:tab/>7</text:p>
          <text:p text:style-name="P11">selectnodeproperties<text:tab/>8</text:p>
          <text:p text:style-name="P13">Using the database dictionary<text:tab/>8</text:p>
          <text:p text:style-name="P13">Search API<text:tab/>8</text:p>
          <text:p text:style-name="P11">Good practices<text:tab/>8</text:p>
          <text:p text:style-name="P10">Known limitations and problems<text:tab/>8</text:p>
          <text:p text:style-name="P13">Namespace limitations<text:tab/>8</text:p>
          <text:p text:style-name="P13">Static mapping structure &amp; redundancy<text:tab/>9</text:p>
          <text:p text:style-name="P13">Database size and performance degradation<text:tab/>9</text:p>
          <text:p text:style-name="P13">Polymorphic association tables<text:tab/>9</text:p>
        </text:index-body>
      </text:table-of-content>
      <text:p text:style-name="Text_20_body"/>
      <text:h text:style-name="P8" text:outline-level="1">History</text:h>
      <table:table table:name="ChangeHistory" table:style-name="ChangeHistory">
        <table:table-column table:style-name="ChangeHistory.A"/>
        <table:table-column table:style-name="ChangeHistory.B"/>
        <table:table-column table:style-name="ChangeHistory.C"/>
        <table:table-row>
          <table:table-cell table:style-name="ChangeHistory.A1" office:value-type="string">
            <text:p text:style-name="P4">Date</text:p>
          </table:table-cell>
          <table:table-cell table:style-name="ChangeHistory.A1" office:value-type="string">
            <text:p text:style-name="P4">Author (mail)</text:p>
          </table:table-cell>
          <table:table-cell table:style-name="ChangeHistory.C1" office:value-type="string">
            <text:p text:style-name="P4">Log</text:p>
          </table:table-cell>
        </table:table-row>
        <table:table-row>
          <table:table-cell table:style-name="ChangeHistory.A2" office:value-type="string">
            <text:p text:style-name="P4">2009-09-04</text:p>
            <text:p text:style-name="P4"/>
          </table:table-cell>
          <table:table-cell table:style-name="ChangeHistory.A2" office:value-type="string">
            <text:p text:style-name="P4">B.Pajot (<text:a xlink:type="simple" xlink:href="mailto:bpajot@bluexml.com">bpajot@bluexml.com</text:a>)</text:p>
          </table:table-cell>
          <table:table-cell table:style-name="ChangeHistory.C2" office:value-type="string">
            <text:p text:style-name="P4">- Initial version of the document</text:p>
          </table:table-cell>
        </table:table-row>
        <table:table-row>
          <table:table-cell table:style-name="ChangeHistory.A2" office:value-type="string">
            <text:p text:style-name="P4">2009-08-18</text:p>
            <text:p text:style-name="P4"/>
          </table:table-cell>
          <table:table-cell table:style-name="ChangeHistory.A2" office:value-type="string">
            <text:p text:style-name="P4">B.Pajot (<text:a xlink:type="simple" xlink:href="mailto:bpajot@bluexml.com">bpajot@bluexml.com</text:a>)</text:p>
          </table:table-cell>
          <table:table-cell table:style-name="ChangeHistory.C2" office:value-type="string">
            <text:p text:style-name="P4">- Added the part “Querying”</text:p>
          </table:table-cell>
        </table:table-row>
        <table:table-row>
          <table:table-cell table:style-name="ChangeHistory.A4">
            <text:p text:style-name="P4"/>
          </table:table-cell>
          <table:table-cell table:style-name="ChangeHistory.A2" office:value-type="string">
            <text:p text:style-name="P4"/>
          </table:table-cell>
          <table:table-cell table:style-name="ChangeHistory.C2" office:value-type="string">
            <text:p text:style-name="P4"/>
          </table:table-cell>
        </table:table-row>
        <table:table-row>
          <table:table-cell table:style-name="ChangeHistory.A4">
            <text:p text:style-name="P4"/>
          </table:table-cell>
          <table:table-cell table:style-name="ChangeHistory.A2" office:value-type="string">
            <text:p text:style-name="P4"/>
          </table:table-cell>
          <table:table-cell table:style-name="ChangeHistory.C2" office:value-type="string">
            <text:p text:style-name="P4"/>
          </table:table-cell>
        </table:table-row>
      </table:table>
      <text:p text:style-name="Text_20_body"/>
      <text:p text:style-name="Standard"/>
      <text:h text:style-name="P8" text:outline-level="1">Getting Started</text:h>
      <text:h text:style-name="Heading_20_2" text:outline-level="2">Database Configuration Prerequisites</text:h>
      <text:p text:style-name="Text_20_body">This version was tested with Mysql (v.5.0.67). However, the architecture should support other databases since the used dialect is generic. Beta-testers should submit comments regarding experiments of this module on other database systems (DBS).</text:p>
      <text:p text:style-name="Text_20_body">You have to define a schema<text:note text:id="ftn1" text:note-class="footnote"><text:note-citation>1</text:note-citation><text:note-body><text:p text:style-name="Footnote">w.r.t. MySQL terminology. On other DBS, a schema can be called database.</text:p></text:note-body></text:note> (here denoted &lt;synchro_schema&gt;) and a user (here denoted &lt;synchro_user&gt;) with all privileges on this schema. The default configuration uses a schema called « alf_synchro » with a user named “alfresco” (using a password “alfresco”) ; this parameters must be used if the configuration is not changed.</text:p>
      <text:p text:style-name="Remarque">Using the existing alfresco database to store synchronization data is not considered a good practice, since separating the original Alfresco schema from the synchronization one becomes difficult; re-synchronizing the original data will be more difficult particularly during the development and testing phase. Furthermore, future versions could decide to re-synchronize data by dropping and re-creating the synchronization database.</text:p>
      <text:h text:style-name="Heading_20_2" text:outline-level="2">Module Installation</text:h>
      <text:p text:style-name="Text_20_body">The module should be deployed automatically when the sql option is selected on generation (the license has to be valid). Alternatively, the packaged amp can be retrieved and installed manually with help of the existing Alfresco facilities (script “apply_amps.sh” or with the jar utility).</text:p>
      <text:h text:style-name="Heading_20_2" text:outline-level="2">Module Configuration</text:h>
      <text:p text:style-name="Text_20_body">Once deployed, the configuration of the module is gathered in the configuration file “<text:span text:style-name="Source_20_Text">synchronization.properties</text:span>” located in:</text:p>
      <text:p text:style-name="Text_20_body"><text:span text:style-name="Source_20_Text">$TOMCAT/webapps/alfresco/</text:span><text:span text:style-name="T1"></text:span><text:line-break/><text:span text:style-name="Source_20_Text">WEB-INF/classes/alfresco/module/com_bluexml_side_Integration_alfresco_sql/</text:span></text:p>
      <text:p text:style-name="Text_20_body">The parameters are those of the synchronization database parameters:</text:p>
      <text:list xml:id="list1411040693" text:style-name="L1">
        <text:list-item>
          <text:p text:style-name="P14"><text:span text:style-name="Source_20_Text">synchrodb.username<text:tab/></text:span>: the username</text:p>
        </text:list-item>
        <text:list-item>
          <text:p text:style-name="P14"><text:span text:style-name="Source_20_Text">synchrodb.password<text:tab/></text:span>: the associated password</text:p>
        </text:list-item>
        <text:list-item>
          <text:p text:style-name="P14"><text:span text:style-name="Source_20_Text">synchrodb.driver<text:tab/></text:span>: the name of the driver as used in the jdbc configuration</text:p>
        </text:list-item>
        <text:list-item>
          <text:p text:style-name="P14"><text:span text:style-name="Source_20_Text">synchrodb.url<text:tab/></text:span>: the jdbc access url</text:p>
        </text:list-item>
      </text:list>
      <text:p text:style-name="Text_20_body">The default configuration uses the following parameters:</text:p>
      <text:p text:style-name="exemple_20_fichier"><text:span text:style-name="Source_20_Text">synchrodb.username=alfresco </text:span></text:p>
      <text:p text:style-name="exemple_20_fichier"><text:span text:style-name="Source_20_Text">synchrodb.password=alfresco </text:span></text:p>
      <text:p text:style-name="exemple_20_fichier"><text:span text:style-name="Source_20_Text">synchrodb.driver=org.gjt.mm.mysql.Driver </text:span></text:p>
      <text:p text:style-name="exemple_20_fichier"><text:span text:style-name="Source_20_Text">synchrodb.url=jdbc:mysql://localhost/alf_synchro </text:span></text:p>
      <text:h text:style-name="Heading_20_2" text:outline-level="2">Debugging Information</text:h>
      <text:p text:style-name="Text_20_body">Various debug information can be activated. The configuration is located in the file “<text:span text:style-name="Source_20_Text">log4j.properties</text:span>” that can be found in the directory:</text:p>
      <text:p text:style-name="Text_20_body"><text:span text:style-name="Source_20_Text">$TOMCAT/webapps/alfresco/</text:span><text:span text:style-name="T1"></text:span><text:line-break/><text:soft-page-break/><text:span text:style-name="Source_20_Text">WEB-INF/classes/alfresco/module/com_bluexml_side_Integration_alfresco_sql/</text:span></text:p>
      <text:p text:style-name="Text_20_body">Default configuration uses an “error” level on all the available loggers. Users who want deeper information on what really happens can set the level to “debug”. More, finer tuning can be performed knowing the name of the loggers; this developer information can be found by retrieving the sources of the module.</text:p>
      <text:h text:style-name="Heading_20_1" text:outline-level="1">Model Generation</text:h>
      <text:h text:style-name="Heading_20_2" text:outline-level="2">Database Object Mapping</text:h>
      <text:p text:style-name="Text_20_body">Alfresco uses an object model (a.k.a. class/association model). In order to use a relational database like MySql to store object-like structure, an object-relational mapping (ORM) has to be performed. Instead of using classical ORM technology (e.g. Hibernate or JPA), we defined an ad-hoc mapping, essentially for performance reasons.</text:p>
      <text:h text:style-name="Heading_20_3" text:outline-level="3">Core mapping</text:h>
      <text:list xml:id="list1759937307" text:style-name="L2">
        <text:list-item>
          <text:p text:style-name="P6">Each object generates a table. The table contains at least two columns, one for the database id (“dbid”) of the alfresco-database element and one for the Alfresco identifier (“uuid”). The default name of the table is defined by the said “short-name” of the BlueXML full qualified-name. This short-name is constructed by keeping the sole name of the class discarding the package prefix.</text:p>
        </text:list-item>
        <text:list-item>
          <text:p text:style-name="P6">Each attribute of an object generates a column in the corresponding table. A mapping is defined between the types used in Alfresco (Java-based types) and the relational database types. A default generic mapping is performed; however, a custom dialect can be developed if necessary (refer to the corresponding developer section). The default name of the attribute is also the short-name, which is composed of the sole attribute name (discarding the package prefix and the name of the containing class).</text:p>
        </text:list-item>
        <text:list-item>
          <text:p text:style-name="P9">Each association definition generates a table with two columns, one for the source id, and the other for the target id. An association id is also defined but currently not used. The name of the table is defined through this simple concatenation:</text:p>
          <text:p text:style-name="P9"><text:s/><text:tab/><text:span text:style-name="Source_20_Text">&lt;SourceClass&gt;_[&lt;SourceRole&gt;_]&lt;Association&gt;_[&lt;TargetRole&gt;_]&lt;TargetClass&gt;</text:span><text:line-break/>The names of the columns are either the name of the linked class, or if defined, the name of the role. Roles on both association ends are mandatory on reflexive associations; SIDE also defines a default role on oriented associations on the target side. One of the best-practices advocates to always define a role on both sides of the association.</text:p>
        </text:list-item>
      </text:list>
      <text:h text:style-name="Heading_20_3" text:outline-level="3">Aspected classes</text:h>
      <text:p text:style-name="Text_20_body">Regarding the Alfresco terminology, aspects enable to factorize specific behavior that can be reused across various classes. Aspect attributes are just considered as intrinsic attributes of the generated table. Similarly, aspect associations are just considered as normal associations and do not yield to a different behavior than normal associations. The default naming of the attributes and associations remains the same.</text:p>
      <text:p text:style-name="Remarque">Aspects by themselves are not represented as separate tables. In the earlier tests, we provided this tables, however this mechanism was outside of the Alfresco aspect philosophy. More, having such an information was not helpful in the applications we developed on top of sql synchronization.</text:p>
      <text:h text:style-name="Heading_20_3" text:outline-level="3">Inheritance</text:h>
      <text:p text:style-name="Text_20_body">Inheritance is one of the feature that brings the now well-known impedance mismatch in ORMs. The implementation we chose mainly relies on redundancy of the information; querying the database with <text:soft-page-break/>traditional SQL is thus made easier, providing an object-oriented querying language being out of th scope of the first implementation.</text:p>
      <text:p text:style-name="Text_20_body">On the specialized-class side, all the inherited attributes are part of the table. Inherited associations do not generate supplementary tables. Instead we chose to keep polymorphic tables. On the parent-class side, the structure definition is standard; however, stored data gather all the descendant tuples defined by the traditional inheritance process. The same process holds for descendant<text:note text:id="ftn3" text:note-class="footnote"><text:note-citation>2</text:note-citation><text:note-body><text:p text:style-name="Footnote">All the children of a common ancestor</text:p></text:note-body></text:note> associations.</text:p>
      <text:h text:style-name="Heading_20_2" text:outline-level="2">Customizing the name-mapping</text:h>
      <text:p text:style-name="Text_20_body">A name mapping can be enforced by the use of a simple “properties” file. Even if not considered as a good practice (this file is generated and should be managed through the editor), this method can be useful in particular situations.</text:p>
      <text:p text:style-name="Text_20_body">The file named “<text:span text:style-name="Source_20_Text">synchronisation-database-mapping.properties</text:span>” can be found in the following location:</text:p>
      <text:p text:style-name="Text_20_body"><text:span text:style-name="Source_20_Text">$TOMCAT/webapps/alfresco/</text:span><text:span text:style-name="T1"></text:span><text:line-break/><text:span text:style-name="Source_20_Text">WEB-INF/classes/alfresco/module/&lt;SIDE model-extension module&gt;/</text:span></text:p>
      <text:p text:style-name="Text_20_body">where &lt;SIDE model-extension module&gt; defines the name of the generated model extension module (currently the name is <text:span text:style-name="Source_20_Text">SIDE_ModelExtension_&lt;top-package name&gt;</text:span>).</text:p>
      <text:p text:style-name="Text_20_body">The format of the file is quite intuitive. The following definition describes the default generated file:</text:p>
      <text:p text:style-name="exemple_20_fichier">class.name.&lt;Class FQN&gt;=&lt;Class SN&gt; </text:p>
      <text:p text:style-name="exemple_20_fichier">class.attribute.name.&lt;Class FQN&gt;.&lt;Attribute FQN&gt;=&lt;Attribute SN&gt; </text:p>
      <text:p text:style-name="exemple_20_fichier">association.name.&lt;Association FQN&gt;=&lt;Association SN&gt;</text:p>
      <text:p text:style-name="exemple_20_fichier">association.source.&lt;Association FQN&gt;=&lt;Class SN&gt; </text:p>
      <text:p text:style-name="exemple_20_fichier">association.source.alias.&lt;Association FQN&gt;=&lt;Source Association End Role&gt; </text:p>
      <text:p text:style-name="exemple_20_fichier">association.target.&lt;Association FQN&gt;=&lt;Class SN&gt; </text:p>
      <text:p text:style-name="exemple_20_fichier">association.target.alias.&lt;Association FQN&gt;=&lt;Target Association End Role&gt; </text:p>
      <text:p text:style-name="Text_20_body">where FQN means “Full Qualified Name” and SN means “Short Name”.</text:p>
      <text:p text:style-name="Text_20_body">The “<text:span text:style-name="Source_20_Text">alias</text:span>” property used on source and target associations is used to define an alias on the column name (initially, this property was mainly used on reflexive associations for which the source class name and the target class name were identical). These properties are optional; if not defined, the source and class names are used instead.</text:p>
      <text:h text:style-name="Heading_20_1" text:outline-level="1">Querying</text:h>
      <text:p text:style-name="Text_20_body">Querying is made available through both webscripts and a search API. They both provide a different level of expressiveness.</text:p>
      <text:h text:style-name="Heading_20_2" text:outline-level="2">Webscripts</text:h>
      <text:h text:style-name="Heading_20_3" text:outline-level="3">selectnodes</text:h>
      <text:p text:style-name="Webscript"><text:tab/><text:span text:style-name="Strong_20_Emphasis">url</text:span><text:tab/><text:span text:style-name="T3">/</text:span><text:span text:style-name="T4">sql</text:span><text:span text:style-name="T3">/</text:span><text:span text:style-name="T4">selectnodes</text:span><text:span text:style-name="T3">?type={type}&amp;where={where?}</text:span></text:p>
      <text:p text:style-name="Webscript"><text:tab/><text:span text:style-name="Strong_20_Emphasis">description</text:span><text:tab/>returns a set of nodes through their uuid given an SQL constraint</text:p>
      <text:p text:style-name="Webscript"><text:tab/><text:span text:style-name="Strong_20_Emphasis">parameters</text:span></text:p>
      <text:p text:style-name="Webscript"><text:tab/><text:tab/><text:span text:style-name="Emphasis">type</text:span><text:tab/>name of the type to query, this name should be a table name</text:p>
      <text:p text:style-name="Webscript"><text:tab/><text:tab/><text:span text:style-name="Emphasis">where</text:span><text:tab/>the constraint written in SQL language</text:p>
      <text:p text:style-name="Webscript"><text:soft-page-break/><text:tab/><text:span text:style-name="Strong_20_Emphasis">method</text:span><text:tab/>HTTP/GET</text:p>
      <text:p text:style-name="Webscript"><text:tab/><text:span text:style-name="T2">authentication</text:span><text:tab/>user</text:p>
      <text:h text:style-name="Heading_20_3" text:outline-level="3">selectnodeproperties</text:h>
      <text:p text:style-name="Webscript"><text:tab/><text:span text:style-name="Strong_20_Emphasis">url</text:span><text:tab/><text:span text:style-name="T3">/</text:span><text:span text:style-name="T4">sql</text:span><text:span text:style-name="T3">/</text:span><text:span text:style-name="T4">selectnodeproperties</text:span><text:span text:style-name="T3">?type={type}&amp;where={where?}</text:span></text:p>
      <text:p text:style-name="Webscript"><text:span text:style-name="Strong_20_Emphasis"><text:tab/>description</text:span><text:tab/>returns a set of nodes and their properties given an SQL constraint. The returned <text:tab/><text:tab/><text:tab/>properties uses the full-qualified name of Alfresco properties.</text:p>
      <text:p text:style-name="Webscript"><text:tab/><text:span text:style-name="Strong_20_Emphasis">parameters</text:span></text:p>
      <text:p text:style-name="Webscript"><text:tab/><text:tab/><text:span text:style-name="Emphasis">type</text:span><text:tab/>name of the type to query, this name should be a table name</text:p>
      <text:p text:style-name="Webscript"><text:tab/><text:tab/><text:span text:style-name="Emphasis">where</text:span><text:tab/>the constraint written in SQL language</text:p>
      <text:p text:style-name="Webscript"><text:tab/><text:span text:style-name="Strong_20_Emphasis">method</text:span><text:tab/>HTTP/GET</text:p>
      <text:p text:style-name="Webscript"><text:tab/><text:span text:style-name="Strong_20_Emphasis">authentication</text:span><text:tab/>user</text:p>
      <text:h text:style-name="Heading_20_2" text:outline-level="2">Using the database dictionary</text:h>
      <text:p text:style-name="Text_20_body">Queries can use a simple tag language that enables the user to translate Alfresco full-qualified names into table names.</text:p>
      <text:p text:style-name="P7"><text:span text:style-name="Source_20_Text">@T{typeFQN}<text:tab/></text:span>translates a full-qualified Alfresco type name into the replicate database table <text:tab/>name.</text:p>
      <text:p text:style-name="P7"><text:span text:style-name="Source_20_Text">@A{associationFQN}<text:tab/></text:span>translates a full-qualified Alfresco association name into the replicate database <text:tab/>table name.</text:p>
      <text:p text:style-name="P7"><text:span text:style-name="Source_20_Text">@P{propertyFQN,typeFQN}<text:tab/></text:span>translates a full-qualified Alfresco property name given the full qualified <text:tab/>name of the containing type<text:note text:id="ftn0" text:note-class="footnote"><text:note-citation>3</text:note-citation><text:note-body><text:p text:style-name="Footnote">The containing type is mandatory since the full qualified-name by itself does not identify uniquely a property. More, the current implementation offers the ability to define custom name mappings for <text:s/>the same property belonging to different types (<text:span text:style-name="T5">e.g.</text:span> an aspect property).</text:p></text:note-body></text:note>.</text:p>
      <text:h text:style-name="Heading_20_2" text:outline-level="2">Search API</text:h>
      <text:h text:style-name="Heading_20_3" text:outline-level="3">Good practices</text:h>
      <text:h text:style-name="Heading_20_1" text:outline-level="1">Known limitations and problems</text:h>
      <text:h text:style-name="Heading_20_2" text:outline-level="2">Namespace limitations</text:h>
      <text:p text:style-name="Text_20_body">The use of short names has a main limitation regarding conflicting names, when a class of the same name belongs to different packages of the same model. More, the problem also occurs when defining the same name in different related or unrelated model. This is however a limitation that can be managed locally by using custom name mapping.</text:p>
      <text:p text:style-name="Text_20_body">The naming strategy is mainly due to database naming limitations. Most of the database systems provides a more or less restrictive limitation, MySQL using for example a limitation of 64 characters on the table name.</text:p>
      <text:p text:style-name="Text_20_body">Current name mapping is generated automatically from the model. Using this technique can still lead to problems regarding the table name length (mainly on association table names). The current implementation supports automatic renaming of offending table names. Current strategy retrieves the table-name maximum <text:soft-page-break/>length from the database meta-data and split the name at the appropriate size. This rough strategy can be customized by developers or integrators (customizing the injected beans). Another strategy only raises an error on offending table names, enabling the user to solve the problem manually.</text:p>
      <text:h text:style-name="Heading_20_2" text:outline-level="2">Static mapping structure &amp; redundancy</text:h>
      <text:p text:style-name="Text_20_body">The current object-relational mapping cannot be customized. One may indeed want to choose a different structure in order to free some space on a huge repository. The ability to choose between foreign keys or association tables is a classical functionality of ORM systems (even if JPA uses an association table by default). Another one is related to the inheritance mapping, some forms avoiding data-redundancy (thus complexifying the writing of SQL queries).</text:p>
      <text:p text:style-name="Text_20_body">Beyond the inheritance representation trick, the object to relational-database mapping raises other problems: one is the association orientation at the object level, which property cannot be maintained at relational level. Indeed, association tables are “orientation-agnostic”. In fact, orientation is implicit with the name of the table (which is the name of the association). This is also another point of redundancy, since for a double-navigable association A&lt;-&gt;B, both A-&gt;B and B-&gt;A association tables exist. The information in both tables is equivalent. Removing one of the tables could be possible, but writing queries with pure SQL would be less easy since we would have to know which table is available. This problem would be solved if a higher-level (object-oriented) language was used.</text:p>
      <text:h text:style-name="Heading_20_2" text:outline-level="2">Database size and performance degradation</text:h>
      <text:p text:style-name="Text_20_body">The technique we used replicates data from Alfresco repository to a relational database. Data is thus stored twice involving twice as much space. Moreover, replicating data also costs time, thus degrading global Alfresco writing performances.</text:p>
      <text:p text:style-name="Text_20_body">One of the technique we used earlier in the test phase was the use of SQL views which provided a logical view of the data already existing in the Alfresco database. However two major issues raised: 1) view creation was related to a low-level database model, which was subject to change<text:note text:id="ftn4" text:note-class="footnote"><text:note-citation>4</text:note-citation><text:note-body><text:p text:style-name="Footnote">As it happened between major versions 2.x and 3.x</text:p></text:note-body></text:note> and not well documented 2) performance on querying the views was terrible and thus unusable in real applications. The use of materialized views could have been a solution, however this functionality is only supported by few – mainly commercials – vendors, this choice being thus quite restrictive for future partners. Materialized views are based on some trigger technique at the database level; we chose to raise this method at a upper level where we have a knowledge of the Alfresco base objects (nodes and associations), thus providing a better integration.</text:p>
      <text:h text:style-name="Heading_20_2" text:outline-level="2">Polymorphic association tables</text:h>
      <text:p text:style-name="Text_20_body">The choice of polymorphic tables was made to remove partially redundancy. This choice has a little impact on keeping trace of the associations related to a particular class. If not impossible, this queries are not as so easy (efficient) as a count on a simple table. This kind of functionality seems hopelessly not so usual, this design choice having few impact on the use of the replicated datab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ingbats" svg:font-family="Dingbats" style:font-pitch="variable" style:font-charset="x-symbol"/>
    <style:font-face style:name="OpenSymbol" svg:font-family="OpenSymbol"/>
    <style:font-face style:name="StarSymbol" svg:font-family="StarSymbol"/>
    <style:font-face style:name="Monospace1" svg:font-family="Monospace" style:font-pitch="fixed"/>
    <style:font-face style:name="Monospace" svg:font-family="Monospace" style:font-adornments="Normal" style:font-pitch="fixed"/>
    <style:font-face style:name="DejaVu Sans Mono" svg:font-family="'DejaVu Sans Mono'" style:font-family-generic="modern" style:font-pitch="fixed"/>
    <style:font-face style:name="FreeSerif" svg:font-family="Free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FreeSerif"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FreeSerif" fo:font-size="11pt" style:font-size-asian="12pt"/>
    </style:style>
    <style:style style:name="Title" style:family="paragraph" style:parent-style-name="Heading" style:next-style-name="Subtitle" style:class="chapter">
      <style:paragraph-properties fo:text-align="end" style:justify-single-word="false" fo:padding="0cm" fo:border-left="none" fo:border-right="none" fo:border-top="none" fo:border-bottom="0.141cm solid #000000" style:shadow="none"/>
      <style:text-properties fo:font-size="2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paragraph-properties fo:text-align="end" style:justify-single-word="false" fo:background-color="#e6e6e6">
        <style:background-image/>
      </style:paragraph-properties>
      <style:text-properties fo:font-size="130%" fo:font-weight="bold" style:font-size-asian="115%" style:font-weight-asian="bold" style:font-size-complex="115%" style:font-weight-complex="bold"/>
    </style:style>
    <style:style style:name="Contents_20_Heading" style:display-name="Contents Heading" style:family="paragraph" style:parent-style-name="Heading_20_1" style:class="index">
      <style:paragraph-properties fo:margin-left="0cm" fo:margin-right="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1pt" fo:font-style="italic"/>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paragraph-properties>
        <style:tab-stops/>
      </style:paragraph-properties>
      <style:text-properties fo:font-size="13pt" fo:font-style="italic" fo:font-weight="bold" style:font-size-asian="14pt" style:font-style-asian="italic" style:font-weight-asian="normal" style:font-size-complex="14pt" style:font-style-complex="italic" style:font-weight-complex="normal"/>
    </style:style>
    <style:style style:name="Description_20_service_20_web" style:display-name="Description service web" style:family="paragraph" style:parent-style-name="Standard" style:master-page-name="">
      <style:paragraph-properties fo:margin-left="1cm" fo:margin-right="1cm" fo:text-align="start" style:justify-single-word="false" fo:text-indent="0cm" style:auto-text-indent="false" style:page-number="auto">
        <style:tab-stops>
          <style:tab-stop style:position="2.499cm"/>
        </style:tab-stops>
      </style:paragraph-properties>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ab-stops/>
      </style:paragraph-properties>
      <style:text-properties fo:font-size="10pt" style:font-size-asian="10pt" style:font-size-complex="10pt"/>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exemple_20_fichier" style:display-name="exemple fichier" style:family="paragraph" style:parent-style-name="Text_20_body" style:class="text">
      <style:paragraph-properties fo:margin-left="0.801cm" fo:margin-right="0cm" fo:margin-top="0cm" fo:margin-bottom="0cm" fo:text-indent="0cm" style:auto-text-indent="false" fo:padding-left="0.199cm" fo:padding-right="0.199cm" fo:padding-top="0.199cm" fo:padding-bottom="0.3cm" fo:border-left="0.141cm solid #999999" fo:border-right="none" fo:border-top="0.141cm solid #ffffff" fo:border-bottom="0.141cm solid #ffffff" style:shadow="none"/>
      <style:text-properties style:font-name="Monospace" fo:font-size="9pt" style:font-size-asian="10.5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Remarque" style:family="paragraph" style:parent-style-name="Text_20_body" style:class="text">
      <style:paragraph-properties fo:margin-left="1cm" fo:margin-right="0cm" fo:text-indent="0cm" style:auto-text-indent="false" fo:background-color="transparent">
        <style:tab-stops/>
        <style:drop-cap/>
        <style:background-image/>
      </style:paragraph-properties>
      <style:text-properties fo:font-style="italic" style:font-size-asian="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Webscript" style:family="paragraph" style:parent-style-name="Text_20_body" style:master-page-name="">
      <style:paragraph-properties style:page-number="auto">
        <style:tab-stops>
          <style:tab-stop style:position="0.847cm"/>
          <style:tab-stop style:position="3.56cm"/>
          <style:tab-stop style:position="5.001cm"/>
        </style:tab-stops>
      </style:paragraph-properties>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DejaVu Sans Mono" fo:font-size="9pt" style:font-name-asian="DejaVu Sans Mono" style:font-size-asian="10.5pt" style:font-name-complex="DejaVu Sans Mono"/>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Page_20_paysage" style:display-name="Page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04T12:38:22</meta:creation-date>
    <dc:date>2009-08-18T11:39:35</dc:date>
    <meta:editing-duration>PT09H14M53S</meta:editing-duration>
    <meta:editing-cycles>32</meta:editing-cycles>
    <meta:generator>OpenOffice.org/3.0$Linux OpenOffice.org_project/300m15$Build-9379</meta:generator>
    <meta:document-statistic meta:table-count="1" meta:image-count="0" meta:object-count="0" meta:page-count="9" meta:paragraph-count="136" meta:word-count="2075" meta:character-count="14207"/>
    <meta:user-defined meta:name="Info 1"/>
    <meta:user-defined meta:name="Info 2"/>
    <meta:user-defined meta:name="Info 3"/>
    <meta:user-defined meta:name="Info 4"/>
  </office:meta>
</office:document-meta>
</file>